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officeooo:rsid="0010277a" officeooo:paragraph-rsid="0010277a" style:font-weight-asian="normal" style:font-weight-complex="normal"/>
    </style:style>
    <style:style style:name="P3" style:family="paragraph" style:parent-style-name="Standard" style:list-style-name="L1">
      <style:text-properties fo:font-weight="normal" officeooo:rsid="000e51ab" officeooo:paragraph-rsid="000e51ab" style:font-weight-asian="normal" style:font-weight-complex="normal"/>
    </style:style>
    <style:style style:name="P4" style:family="paragraph" style:parent-style-name="Standard" style:list-style-name="L1">
      <style:text-properties fo:font-weight="normal" officeooo:rsid="000e7ce9" officeooo:paragraph-rsid="0011ed9d" style:font-weight-asian="normal" style:font-weight-complex="normal"/>
    </style:style>
    <style:style style:name="P5" style:family="paragraph" style:parent-style-name="Standard" style:list-style-name="L1">
      <style:text-properties fo:font-weight="normal" officeooo:rsid="000e7ce9" officeooo:paragraph-rsid="0013d1d0" style:font-weight-asian="normal" style:font-weight-complex="normal"/>
    </style:style>
    <style:style style:name="P6" style:family="paragraph" style:parent-style-name="Standard" style:list-style-name="L1">
      <style:text-properties fo:font-weight="normal" officeooo:rsid="000e7ce9" officeooo:paragraph-rsid="000e7ce9" style:font-weight-asian="normal" style:font-weight-complex="normal"/>
    </style:style>
    <style:style style:name="P7" style:family="paragraph" style:parent-style-name="Standard" style:list-style-name="L1">
      <style:text-properties fo:font-weight="normal" officeooo:rsid="0011ed9d" officeooo:paragraph-rsid="0011ed9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1ed9d" style:font-weight-asian="bold" style:font-weight-complex="bold"/>
    </style:style>
    <style:style style:name="T3" style:family="text">
      <style:text-properties fo:font-weight="normal" officeooo:rsid="0011ed9d" style:font-weight-asian="normal" style:font-weight-complex="normal"/>
    </style:style>
    <style:style style:name="T4" style:family="text">
      <style:text-properties officeooo:rsid="0011ed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0407201463928335" text:style-name="L1">
        <text:list-item>
          <text:p text:style-name="P2">JavaMail is a collection of classes to enable you to send and receive email in as platform independent a way as possible.</text:p>
        </text:list-item>
        <text:list-item>
          <text:p text:style-name="P3">This java application uses JavaMail API to compose, send and receive emails.</text:p>
        </text:list-item>
        <text:list-item>
          <text:p text:style-name="P4">To start with you should have <text:span text:style-name="T1">JavaMail API</text:span> and <text:span text:style-name="T1">Java Activation Framework</text:span> (JAF) installed on your machine.</text:p>
        </text:list-item>
        <text:list-item>
          <text:p text:style-name="P5"><text:span text:style-name="T4">The </text:span><text:span text:style-name="T1">Java Activation </text:span><text:span text:style-name="T2">framework</text:span><text:span text:style-name="T4"> adds support for typing arbitrary blocks of data and handling it accordingly.</text:span></text:p>
        </text:list-item>
        <text:list-item>
          <text:p text:style-name="P1"><text:span text:style-name="T3">We use the </text:span><text:span text:style-name="T2">JavaMail API</text:span><text:span text:style-name="T3"> package to create Mail User Agent (MUA) type programs, similar to Eudora, Pine, and Microsoft Outlook. Its main purpose is not for transporting, delivering, and forwarding messages like sendmail or other Mail Transfer Agent (MTA) type programs. In other words, users interact with MUA-type programs to read and write emails.</text:span></text:p>
        </text:list-item>
        <text:list-item>
          <text:p text:style-name="P6">You need to add <text:span text:style-name="T1">mail.jar</text:span> and <text:span text:style-name="T1">activation.jar</text:span> files in your CLASSPATH.</text:p>
        </text:list-item>
        <text:list-item>
          <text:p text:style-name="P2">Though there are many packages in the JavaMail API, we will cover the main two packages that are used in Java Mail API frequently: <text:span text:style-name="T1">javax.mail</text:span> and <text:span text:style-name="T1">javax.mail.internet</text:span> package. These packages contain all the JavaMail core classes.</text:p>
        </text:list-item>
        <text:list-item>
          <text:p text:style-name="P7">The core classes that make up the API: Session, Message, Address, Authenticator, Transport, Store, and Folder.</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23:40:31.333273218</meta:creation-date>
    <meta:editing-duration>P0D</meta:editing-duration>
    <meta:editing-cycles>2</meta:editing-cycles>
    <meta:generator>LibreOffice/4.2.8.2$Linux_X86_64 LibreOffice_project/420m0$Build-2</meta:generator>
    <dc:date>2015-06-25T23:40:47.589370500</dc:date>
    <meta:document-statistic meta:table-count="0" meta:image-count="0" meta:object-count="0" meta:page-count="1" meta:paragraph-count="9" meta:word-count="194" meta:character-count="1172" meta:non-whitespace-character-count="995"/>
  </office:meta>
</office:document-meta>
</file>